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</office:automatic-styles>
  <office:body>
    <office:text text:use-soft-page-breaks="true">
      <text:p text:style-name="P1">Posibles propuestas<text:s/></text:p>
      <text:list text:style-name="LFO1" text:continue-numbering="true">
        <text:list-item>
          <text:p text:style-name="P2">Crear una registro y un login para que se autocomplete sus pedidos y ver registros de todos ellos ant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GARCÍA PÉREZ</meta:initial-creator>
    <dc:creator>MARCOS GARCÍA PÉREZ</dc:creator>
    <meta:creation-date>2021-05-05T16:44:00Z</meta:creation-date>
    <dc:date>2021-05-05T21:07:00Z</dc:date>
    <meta:template xlink:href="Normal" xlink:type="simple"/>
    <meta:editing-cycles>3</meta:editing-cycles>
    <meta:editing-duration>PT15780S</meta:editing-duration>
    <meta:document-statistic meta:page-count="1" meta:paragraph-count="1" meta:word-count="19" meta:character-count="124" meta:row-count="1" meta:non-whitespace-character-count="106"/>
  </office:meta>
</office:document-meta>
</file>